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60ed9"/>
    </style:style>
    <style:style style:name="P2" style:family="paragraph" style:parent-style-name="Heading_20_1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font-size="14pt" fo:font-weight="bold" officeooo:paragraph-rsid="00160ed9" style:font-size-asian="14pt" style:font-weight-asian="bold" style:font-size-complex="14pt" style:font-weight-complex="bold"/>
    </style:style>
    <style:style style:name="P4" style:family="paragraph" style:parent-style-name="Heading_20_1">
      <style:paragraph-properties fo:text-align="start" style:justify-single-word="false"/>
      <style:text-properties fo:font-size="24pt" fo:font-weight="bold" officeooo:paragraph-rsid="001803ea" style:font-size-asian="24pt" style:font-weight-asian="bold" style:font-size-complex="24pt" style:font-weight-complex="bold"/>
    </style:style>
    <style:style style:name="P5" style:family="paragraph" style:parent-style-name="Heading_20_1">
      <style:text-properties fo:font-size="24pt" fo:font-weight="bold" officeooo:paragraph-rsid="001803ea" style:font-size-asian="24pt" style:font-weight-asian="bold" style:font-size-complex="24pt" style:font-weight-complex="bold"/>
    </style:style>
    <style:style style:name="P6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P8" style:family="paragraph" style:parent-style-name="Text_20_body">
      <style:paragraph-properties fo:text-align="start" style:justify-single-word="false"/>
      <style:text-properties fo:font-size="14pt" officeooo:paragraph-rsid="00160ed9" style:font-size-asian="14pt" style:font-size-complex="14pt"/>
    </style:style>
    <style:style style:name="P9" style:family="paragraph" style:parent-style-name="Text_20_body">
      <style:paragraph-properties fo:text-align="start" style:justify-single-word="false"/>
      <style:text-properties fo:font-size="14pt" officeooo:paragraph-rsid="001803ea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1db74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2f877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160ed9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fo:font-weight="bold" officeooo:rsid="001803ea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2f877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60ed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03ea" style:font-size-asian="12pt" style:font-weight-asian="bold" style:font-size-complex="1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umber_and_name3"/><text:span text:style-name="T15">Meeting of Electors</text:span><text:span text:style-name="T14">.</text:span><text:line-break/><text:span text:style-name="T4">Texas Election Code</text:span><text:span text:style-name="T9">, </text:span><text:span text:style-name="T5">Title 11, </text:span><text:bookmark text:name="number_and_name"/><text:span text:style-name="T4">Sec</text:span><text:span text:style-name="T5">tion</text:span><text:span text:style-name="T4"> 19</text:span><text:span text:style-name="T8">2</text:span><text:span text:style-name="T4">.00</text:span><text:span text:style-name="T8">6</text:span><text:span text:style-name="T9">. </text:span><text:span text:style-name="T10">https://texas.public.law/statutes/tex._election_code_section_19</text:span><text:span text:style-name="T13">2</text:span><text:span text:style-name="T10">.00</text:span><text:span text:style-name="T13">6</text:span><text:span text:style-name="T12"><text:line-break/></text:span></text:h>
      <text:h text:style-name="P4" text:outline-level="1">(a) <text:tab/><text:tab/><text:span text:style-name="T1">The electors shall convene at the State Capitol</text:span> at 2 p.m. on the first Monday after the second Wednesday in December following their election and shall perform their duties as prescribed by federal law. <text:line-break/></text:h>
      <text:h text:style-name="P5" text:outline-level="1">(b)<text:tab/><text:tab/><text:span text:style-name="T1">The secretary of state shall</text:span> arrange for the meeting place, notify the electors, and <text:span text:style-name="T1">call the meeting to order</text:span>. <text:s/><text:span text:style-name="T1">The secretary shall act as temporary chair</text:span> of the meeting <text:span text:style-name="T1">until the electors elect a chair from among themselves</text:span>. </text:h>
      <text:h text:style-name="P5" text:outline-level="1"><text:line-break/>(c)<text:tab/><text:tab/>If an elector is absent at the time for convening the meeting, the <text:span text:style-name="T1">electors may declare the elector position vacant by a majority vote</text:span> of those present at the meeting.</text:h>
      <text:p text:style-name="P9"/>
      <text:p text:style-name="P8"/>
      <text:p text:style-name="P8"><text:soft-pag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ewart</meta:initial-creator>
    <meta:creation-date>2021-12-20T03:38:59.052390627</meta:creation-date>
    <dc:date>2021-12-22T22:19:45.176006721</dc:date>
    <dc:creator>Charles Stewart</dc:creator>
    <meta:editing-duration>PT9M54S</meta:editing-duration>
    <meta:editing-cycles>4</meta:editing-cycles>
    <meta:generator>LibreOffice/7.2.4.1$Linux_X86_64 LibreOffice_project/27d75539669ac387bb498e35313b970b7fe9c4f9</meta:generator>
    <meta:printed-by>Charles Stewart</meta:printed-by>
    <meta:print-date>2021-12-22T21:51:34.399214571</meta:print-date>
    <meta:document-statistic meta:table-count="0" meta:image-count="0" meta:object-count="0" meta:page-count="2" meta:paragraph-count="4" meta:word-count="116" meta:character-count="753" meta:non-whitespace-character-count="631"/>
  </office:meta>
</office:document-meta>
</file>